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8d281e"/>
    </style:style>
    <style:style style:name="P2" style:family="paragraph" style:parent-style-name="Text_20_body">
      <style:text-properties fo:color="#8d281e" fo:font-weight="normal" officeooo:rsid="026eea76" officeooo:paragraph-rsid="0000e747" style:font-weight-asian="normal" style:font-weight-complex="normal"/>
    </style:style>
    <style:style style:name="P3" style:family="paragraph" style:parent-style-name="Text_20_body">
      <style:text-properties fo:color="#8d281e" fo:font-weight="normal" officeooo:rsid="0000e747" officeooo:paragraph-rsid="0000e747" style:font-weight-asian="normal" style:font-weight-complex="normal"/>
    </style:style>
    <style:style style:name="P4" style:family="paragraph" style:parent-style-name="Text_20_body">
      <style:text-properties fo:color="#8d281e" fo:font-weight="bold" style:font-weight-asian="bold" style:font-weight-complex="bold"/>
    </style:style>
    <style:style style:name="P5" style:family="paragraph" style:parent-style-name="Text_20_body">
      <style:text-properties fo:color="#8d281e" fo:font-weight="bold" officeooo:rsid="026eea76" officeooo:paragraph-rsid="0000e74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utolist familiarization</text:p>
      <text:p text:style-name="P2">Scripts Involved:</text:p>
      <text:p text:style-name="P2">\\poster-server\webroot\listing\autolist.inc.php</text:p>
      <text:p text:style-name="P2">\\poster-server\webroot\listing\parse_pressbook_extra_info.inc.php</text:p>
      <text:p text:style-name="P2">\\poster-server\webroot\includes\string.inc.php</text:p>
      <text:p text:style-name="P2">\\poster-server\webroot\includes\style_info_tidy.inc.php</text:p>
      <text:p text:style-name="P2">\\poster-server\webroot\listing\Templates.inc.php</text:p>
      <text:p text:style-name="P2"/>
      <text:p text:style-name="P4">autolist.inc.php</text:p>
      <text:p text:style-name="P1">This rather large file replaces much of the listing job by using available data</text:p>
      <text:p text:style-name="P1">from the descriptions, AHEAD_Style_info, tbl_types, and auction table to generate</text:p>
      <text:p text:style-name="P1">text for the most commonly used paragraphs and fields.</text:p>
      <text:p text:style-name="P1">This file provides the function &lt;auto_list&gt;.</text:p>
      <text:p text:style-name="P1"/>
      <text:p text:style-name="P5">parse_pressbook_extra_info.inc.php</text:p>
      <text:p text:style-name="P3">Just two functions that mess around with passed strings and return some data</text:p>
      <text:p text:style-name="P5"/>
      <text:p text:style-name="P5">string.inc.php</text:p>
      <text:p text:style-name="P3">Some functions that seem to clean up string data</text:p>
      <text:p text:style-name="P5"/>
      <text:p text:style-name="P5">style_info_tidy.inc.php</text:p>
      <text:p text:style-name="P3">Some string cleanup functions but mainly looks like it returns style info for listings</text:p>
      <text:p text:style-name="P5"/>
      <text:p text:style-name="P5">Templates.inc.php</text:p>
      <text:p text:style-name="P3">Just one function that seems to return an html templ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4-03T10:40:49.006000000</dc:date>
    <meta:editing-duration>PT10M11S</meta:editing-duration>
    <meta:editing-cycles>1</meta:editing-cycles>
    <meta:document-statistic meta:table-count="0" meta:image-count="0" meta:object-count="0" meta:page-count="1" meta:paragraph-count="20" meta:word-count="99" meta:character-count="934" meta:non-whitespace-character-count="855"/>
  </office:meta>
</office:document-meta>
</file>